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7058" officeooo:paragraph-rsid="00067058"/>
    </style:style>
    <style:style style:name="P2" style:family="paragraph" style:parent-style-name="Preformatted_20_Text">
      <style:text-properties officeooo:paragraph-rsid="00067058"/>
    </style:style>
    <style:style style:name="T1" style:family="text">
      <style:text-properties officeooo:rsid="00067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b&gt;🔍 CONSULTA DE NOME 🔍&lt;/b&gt;</text:p>
      <text:p text:style-name="Preformatted_20_Text"/>
      <text:p text:style-name="P1">1- </text:p>
      <text:p text:style-name="Preformatted_20_Text">CPF: 84829168900</text:p>
      <text:p text:style-name="Preformatted_20_Text">NOME: ROBERTO RUEDIGER</text:p>
      <text:p text:style-name="Preformatted_20_Text">SEXO: M</text:p>
      <text:p text:style-name="Preformatted_20_Text">NASCIMENTO: 1974-08-24 00:00:00</text:p>
      <text:p text:style-name="Preformatted_20_Text">• MÃE: ISA RUEDIGER</text:p>
      <text:p text:style-name="Preformatted_20_Text"/>
      <text:p text:style-name="P1">2-</text:p>
      <text:p text:style-name="Preformatted_20_Text">CPF: 18307140153</text:p>
      <text:p text:style-name="Preformatted_20_Text">NOME: ROBERTO RUEDIGER</text:p>
      <text:p text:style-name="Preformatted_20_Text">SEXO: M</text:p>
      <text:p text:style-name="Preformatted_20_Text">NASCIMENTO: 1957-02-17 00:00:00</text:p>
      <text:p text:style-name="Preformatted_20_Text">• MÃE: ROSITA RUEDIGER</text:p>
      <text:p text:style-name="Preformatted_20_Text"/>
      <text:p text:style-name="P1">3-</text:p>
      <text:p text:style-name="Preformatted_20_Text">CPF: 08532596908</text:p>
      <text:p text:style-name="Preformatted_20_Text">NOME: ROBERTO RUEDIGER</text:p>
      <text:p text:style-name="Preformatted_20_Text">SEXO: M</text:p>
      <text:p text:style-name="Preformatted_20_Text">NASCIMENTO: 1994-03-06 00:00:00</text:p>
      <text:p text:style-name="Preformatted_20_Text">• MÃE: ROSANA GUETHS RUEDIGER</text:p>
      <text:p text:style-name="Preformatted_20_Text"/>
      <text:p text:style-name="Preformatted_20_Text"/>
      <text:p text:style-name="P1">1 -</text:p>
      <text:p text:style-name="Preformatted_20_Text">• CPF: <text:span text:style-name="Source_20_Text">84829168900</text:span><text:line-break/>• RG: <text:span text:style-name="Source_20_Text">3061211</text:span><text:line-break/>• NOME: <text:span text:style-name="Source_20_Text">ROBERTO RUEDIGER</text:span><text:line-break/>• SEXO: <text:span text:style-name="Source_20_Text">M</text:span><text:line-break/>• NASCIMENTO: <text:span text:style-name="Source_20_Text">24/08/1974</text:span><text:line-break/>• RENDA: <text:span text:style-name="Source_20_Text">4741</text:span><text:line-break/><text:line-break/>• MÃE: <text:span text:style-name="Source_20_Text">ISA RUEDIGER</text:span><text:line-break/>• PAI: <text:span text:style-name="Source_20_Text">ALIDOR RUEDIGER</text:span><text:line-break/><text:line-break/>• Score CSBA: <text:span text:style-name="Source_20_Text">940</text:span><text:line-break/>• Faixa CSBA: <text:span text:style-name="Source_20_Text">BAIXISSIMO RISCO</text:span><text:line-break/><text:line-break/><text:span text:style-name="Strong_20_Emphasis">[+] TELEFONES [+]</text:span><text:line-break/><text:line-break/>- <text:span text:style-name="Source_20_Text">4733254435</text:span><text:line-break/>- <text:span text:style-name="Source_20_Text">47991889743</text:span><text:line-break/>- <text:span text:style-name="Source_20_Text">47991774097</text:span><text:line-break/>- <text:span text:style-name="Source_20_Text">47991936369</text:span><text:line-break/>- <text:span text:style-name="Source_20_Text">47992070097</text:span><text:line-break/>- <text:span text:style-name="Source_20_Text">47991936369</text:span><text:line-break/>- <text:span text:style-name="Source_20_Text">4733277089</text:span><text:line-break/>- <text:span text:style-name="Source_20_Text">47984062017</text:span><text:line-break/>- <text:span text:style-name="Source_20_Text">4833394097</text:span><text:line-break/><text:soft-page-break/>- <text:span text:style-name="Source_20_Text">47992070097</text:span><text:line-break/>- <text:span text:style-name="Source_20_Text">47991936369</text:span><text:line-break/><text:line-break/><text:span text:style-name="Strong_20_Emphasis">[+] ENDEREÇOS [+]</text:span><text:line-break/><text:line-break/>- <text:span text:style-name="Source_20_Text">RUA SEM INFORMAÇÃO, AGEU ADAO SABINO DE SOUZA, FORTALEZA, BLUMENAU, SC, CEP: 89058085</text:span><text:line-break/>- <text:span text:style-name="Source_20_Text">R SEM INFORMAÇÃO, TAPUIA, ITOUPAVA CENTRAL, BLUMENAU, SC, CEP: 89066190</text:span><text:line-break/>- <text:span text:style-name="Source_20_Text">R SEM INFORMAÇÃO, AGEU ADAO SABINO DE SOUZA, FORTALEZA ALTA, BLUMENAU, SC, CEP: 89058085</text:span><text:line-break/>- <text:span text:style-name="Source_20_Text">R SEM INFORMAÇÃO, TAPUIA, ITOUPAVA CENTRAL, BLUMENAU, SC, CEP: 89066190</text:span><text:line-break/>- <text:span text:style-name="Source_20_Text">R SEM INFORMAÇÃO, TAPUIA, ITOUPAVA CENTRAL, BLUMENAU, SC, CEP: 89066190</text:span><text:line-break/>- <text:span text:style-name="Source_20_Text">R SEM INFORMAÇÃO, AGEU ADAO SABINO DE SOUZA, FORTALEZA ALTA, BLUMENAU, SC, CEP: 89058085</text:span><text:line-break/><text:line-break/><text:span text:style-name="Strong_20_Emphasis">[+] IMPOSTOS [+]</text:span><text:line-break/><text:line-break/>- <text:span text:style-name="Source_20_Text">Situação Receita Federal: IMPOSTO A PAGAR</text:span><text:line-break/>- <text:span text:style-name="Source_20_Text">Situação Receita Federal: IMPOSTO A PAGAR</text:span><text:line-break/>- <text:span text:style-name="Source_20_Text">Situação Receita Federal: SUA DECLARACAO JA FOI PROCESSADA</text:span><text:line-break/></text:p>
      <text:p text:style-name="Preformatted_20_Text"><text:span text:style-name="Source_20_Text"/></text:p>
      <text:p text:style-name="P2"><text:span text:style-name="Source_20_Text"><text:span text:style-name="T1">2 -</text:span></text:span></text:p>
      <text:p text:style-name="P2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2"><text:span text:style-name="Source_20_Text"><text:span text:style-name="T1">3 -</text:span></text:span></text:p>
      <text:p text:style-name="P2"><text:span text:style-name="Source_20_Text">• CPF: 08532596908<text:line-break/>• NOME: ROBERTO RUEDIGER<text:line-break/>• SEXO: M<text:line-break/>• NASCIMENTO: 06/03/1994<text:line-break/>• RENDA: 1815<text:line-break/><text:line-break/>• MÃE: ROSANA GUETHS RUEDIGER<text:line-break/>• PAI: ROGERIO RUEDIGER<text:line-break/><text:line-break/>• Score CSBA: 985<text:line-break/>• Faixa CSBA: BAIXISSIMO RISCO<text:line-break/><text:line-break/>PODER AQUISITIVO: SEM INFORMAÇÃO<text:line-break/><text:line-break/><text:line-break/></text:span><text:span text:style-name="Source_20_Text"><text:span text:style-name="Strong_20_Emphasis">[+] TELEFONES [+]</text:span></text:span><text:span text:style-name="Source_20_Text"><text:line-break/><text:line-break/>- 47992869078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1">3 -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2T08:50:06.623955167</dc:date>
    <meta:editing-duration>PT27M7S</meta:editing-duration>
    <meta:editing-cycles>1</meta:editing-cycles>
    <meta:document-statistic meta:table-count="0" meta:image-count="0" meta:object-count="0" meta:page-count="2" meta:paragraph-count="25" meta:word-count="269" meta:character-count="1663" meta:non-whitespace-character-count="1402"/>
    <meta:generator>LibreOffice/24.8.0.3$Linux_X86_64 LibreOffice_project/480$Build-3</meta:generator>
  </office:meta>
</office:document-meta>
</file>